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Кол-во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4 <text:s/>Колбаса Сервелат Кремлевский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800" table:style-name="ce4">
            <text:p>800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30" table:style-name="ce4">
            <text:p>130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140" table:formula="of:=SUM([.B2:.B52])" table:style-name="ce1">
            <text:p>314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0-03T07:51:37Z</dc:date>
    <meta:editing-cycles>48</meta:editing-cycles>
    <meta:editing-duration>PT54428S</meta:editing-duration>
  </office:meta>
</office:document-meta>
</file>